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f22463" officeooo:paragraph-rsid="00f22463" style:font-weight-asian="normal" style:font-weight-complex="normal"/>
    </style:style>
    <style:style style:name="P61" style:family="paragraph" style:parent-style-name="Standard" style:list-style-name="WW8Num3">
      <style:text-properties officeooo:paragraph-rsid="00122177"/>
    </style:style>
    <style:style style:name="P62" style:family="paragraph" style:parent-style-name="Standard" style:list-style-name="L3">
      <style:text-properties officeooo:paragraph-rsid="0014ad49"/>
    </style:style>
    <style:style style:name="P63" style:family="paragraph" style:parent-style-name="Standard" style:list-style-name="L3">
      <style:text-properties officeooo:rsid="003e9a16" officeooo:paragraph-rsid="003e9a16"/>
    </style:style>
    <style:style style:name="P64" style:family="paragraph" style:parent-style-name="Standard" style:list-style-name="L3">
      <style:text-properties officeooo:rsid="003e9a16" officeooo:paragraph-rsid="00777d94"/>
    </style:style>
    <style:style style:name="P65" style:family="paragraph" style:parent-style-name="Standard" style:list-style-name="L3">
      <style:text-properties officeooo:rsid="001a4008" officeooo:paragraph-rsid="003e9a16"/>
    </style:style>
    <style:style style:name="P66" style:family="paragraph" style:parent-style-name="Standard" style:list-style-name="L3">
      <style:text-properties officeooo:rsid="001c0015" officeooo:paragraph-rsid="001c0015"/>
    </style:style>
    <style:style style:name="P67" style:family="paragraph" style:parent-style-name="Standard" style:list-style-name="L3">
      <style:text-properties officeooo:rsid="001c0015" officeooo:paragraph-rsid="004ea70a"/>
    </style:style>
    <style:style style:name="P68" style:family="paragraph" style:parent-style-name="Standard" style:list-style-name="L3">
      <style:text-properties officeooo:rsid="00209aed" officeooo:paragraph-rsid="00a59f49"/>
    </style:style>
    <style:style style:name="P69" style:family="paragraph" style:parent-style-name="Standard" style:list-style-name="L3">
      <style:text-properties officeooo:rsid="004302ef" officeooo:paragraph-rsid="004302ef"/>
    </style:style>
    <style:style style:name="P70" style:family="paragraph" style:parent-style-name="Standard" style:list-style-name="L4">
      <style:text-properties officeooo:rsid="004302ef" officeooo:paragraph-rsid="004302ef"/>
    </style:style>
    <style:style style:name="P71" style:family="paragraph" style:parent-style-name="Standard" style:list-style-name="L4">
      <style:text-properties officeooo:rsid="004302ef" officeooo:paragraph-rsid="00459a91"/>
    </style:style>
    <style:style style:name="P72" style:family="paragraph" style:parent-style-name="Standard" style:list-style-name="L4">
      <style:text-properties officeooo:rsid="004302ef" officeooo:paragraph-rsid="0044c1b5"/>
    </style:style>
    <style:style style:name="P73" style:family="paragraph" style:parent-style-name="Standard" style:list-style-name="L4">
      <style:text-properties officeooo:rsid="004302ef" officeooo:paragraph-rsid="00471253"/>
    </style:style>
    <style:style style:name="P74" style:family="paragraph" style:parent-style-name="Standard" style:list-style-name="L3">
      <style:text-properties officeooo:rsid="00d71905" officeooo:paragraph-rsid="00d71905"/>
    </style:style>
    <style:style style:name="P75" style:family="paragraph" style:parent-style-name="Standard" style:list-style-name="L4">
      <style:text-properties officeooo:rsid="00474863" officeooo:paragraph-rsid="00474863"/>
    </style:style>
    <style:style style:name="P7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7" style:family="paragraph" style:parent-style-name="Text_20_body" style:list-style-name="L1">
      <style:text-properties officeooo:rsid="001011a1" officeooo:paragraph-rsid="007f1808"/>
    </style:style>
    <style:style style:name="P78" style:family="paragraph" style:parent-style-name="Text_20_body" style:list-style-name="L2">
      <style:text-properties officeooo:rsid="00520377" officeooo:paragraph-rsid="00520377"/>
    </style:style>
    <style:style style:name="P7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80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3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6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7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8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9" style:family="paragraph" style:parent-style-name="Text_20_body" style:list-style-name="L11">
      <style:text-properties officeooo:rsid="00a21249" officeooo:paragraph-rsid="00a21249"/>
    </style:style>
    <style:style style:name="P90" style:family="paragraph" style:parent-style-name="Text_20_body" style:list-style-name="L11">
      <style:text-properties officeooo:rsid="00b5833a" officeooo:paragraph-rsid="00b5833a"/>
    </style:style>
    <style:style style:name="P91" style:family="paragraph" style:parent-style-name="Text_20_body" style:list-style-name="L12">
      <style:text-properties officeooo:rsid="00b706b9" officeooo:paragraph-rsid="00b706b9"/>
    </style:style>
    <style:style style:name="P92" style:family="paragraph" style:parent-style-name="Text_20_body" style:list-style-name="L13">
      <style:text-properties officeooo:rsid="00b70785" officeooo:paragraph-rsid="00b70785"/>
    </style:style>
    <style:style style:name="P93" style:family="paragraph" style:parent-style-name="Text_20_body" style:list-style-name="L13">
      <style:text-properties officeooo:rsid="00b70785" officeooo:paragraph-rsid="00c2d0ab"/>
    </style:style>
    <style:style style:name="P94" style:family="paragraph" style:parent-style-name="Text_20_body" style:list-style-name="L13">
      <style:text-properties officeooo:rsid="00b79d8c" officeooo:paragraph-rsid="00b79d8c"/>
    </style:style>
    <style:style style:name="P95" style:family="paragraph" style:parent-style-name="Text_20_body" style:list-style-name="L13">
      <style:text-properties officeooo:rsid="00b89307" officeooo:paragraph-rsid="00b89307"/>
    </style:style>
    <style:style style:name="P96" style:family="paragraph" style:parent-style-name="Text_20_body" style:list-style-name="L14">
      <style:text-properties officeooo:rsid="00b90f86" officeooo:paragraph-rsid="00b90f86"/>
    </style:style>
    <style:style style:name="P97" style:family="paragraph" style:parent-style-name="Text_20_body" style:list-style-name="L15">
      <style:text-properties officeooo:rsid="00ba512d" officeooo:paragraph-rsid="00ba512d"/>
    </style:style>
    <style:style style:name="P98" style:family="paragraph" style:parent-style-name="Text_20_body" style:list-style-name="L16">
      <style:text-properties officeooo:rsid="00bc36e1" officeooo:paragraph-rsid="00bc36e1"/>
    </style:style>
    <style:style style:name="P99" style:family="paragraph" style:parent-style-name="Text_20_body" style:list-style-name="L17">
      <style:text-properties officeooo:rsid="00bd4ce9" officeooo:paragraph-rsid="00bd4ce9"/>
    </style:style>
    <style:style style:name="P100" style:family="paragraph" style:parent-style-name="Text_20_body" style:list-style-name="L17">
      <style:text-properties officeooo:rsid="00c00656" officeooo:paragraph-rsid="00c00656"/>
    </style:style>
    <style:style style:name="P101" style:family="paragraph" style:parent-style-name="Text_20_body" style:list-style-name="L17">
      <style:text-properties officeooo:rsid="00c1b234" officeooo:paragraph-rsid="00c1b234"/>
    </style:style>
    <style:style style:name="P102" style:family="paragraph" style:parent-style-name="Text_20_body" style:list-style-name="L18">
      <style:text-properties officeooo:rsid="00c29e8a" officeooo:paragraph-rsid="00c29e8a"/>
    </style:style>
    <style:style style:name="P103" style:family="paragraph" style:parent-style-name="Text_20_body" style:list-style-name="L19">
      <style:text-properties officeooo:rsid="00c34487" officeooo:paragraph-rsid="00c34487"/>
    </style:style>
    <style:style style:name="P104" style:family="paragraph" style:parent-style-name="Text_20_body" style:list-style-name="L19">
      <style:text-properties officeooo:rsid="00c55f63" officeooo:paragraph-rsid="00c55f63"/>
    </style:style>
    <style:style style:name="P105" style:family="paragraph" style:parent-style-name="Heading_20_2">
      <style:text-properties officeooo:rsid="00d21f4a" officeooo:paragraph-rsid="00d21f4a"/>
    </style:style>
    <style:style style:name="P106" style:family="paragraph" style:parent-style-name="Heading_20_2">
      <style:text-properties fo:font-weight="bold" style:font-weight-asian="bold" style:font-weight-complex="bold"/>
    </style:style>
    <style:style style:name="P107" style:family="paragraph" style:parent-style-name="Heading_20_2">
      <style:text-properties officeooo:paragraph-rsid="00871459"/>
    </style:style>
    <style:style style:name="P108" style:family="paragraph" style:parent-style-name="Heading_20_1">
      <style:text-properties officeooo:paragraph-rsid="00594363"/>
    </style:style>
    <style:style style:name="P10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bold" officeooo:rsid="00f0de1a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4ad49" style:font-weight-asian="normal" style:font-weight-complex="normal"/>
    </style:style>
    <style:style style:name="T38" style:family="text">
      <style:text-properties fo:font-weight="normal" officeooo:rsid="00122177" style:font-weight-asian="normal" style:font-weight-complex="normal"/>
    </style:style>
    <style:style style:name="T39" style:family="text">
      <style:text-properties fo:font-weight="normal" officeooo:rsid="00192732" style:font-weight-asian="normal" style:font-weight-complex="normal"/>
    </style:style>
    <style:style style:name="T40" style:family="text">
      <style:text-properties fo:font-weight="normal" officeooo:rsid="001a82c1" style:font-weight-asian="normal" style:font-weight-complex="normal"/>
    </style:style>
    <style:style style:name="T41" style:family="text">
      <style:text-properties fo:font-weight="normal" officeooo:rsid="001de2dd" style:font-weight-asian="normal" style:font-weight-complex="normal"/>
    </style:style>
    <style:style style:name="T42" style:family="text">
      <style:text-properties fo:font-weight="normal" officeooo:rsid="0022fe75" style:font-weight-asian="normal" style:font-weight-complex="normal"/>
    </style:style>
    <style:style style:name="T43" style:family="text">
      <style:text-properties fo:font-weight="normal" officeooo:rsid="00268bab" style:font-weight-asian="normal" style:font-weight-complex="normal"/>
    </style:style>
    <style:style style:name="T44" style:family="text">
      <style:text-properties fo:font-weight="normal" officeooo:rsid="00285a01" style:font-weight-asian="normal" style:font-weight-complex="normal"/>
    </style:style>
    <style:style style:name="T45" style:family="text">
      <style:text-properties fo:font-weight="normal" officeooo:rsid="00323689" style:font-weight-asian="normal" style:font-weight-complex="normal"/>
    </style:style>
    <style:style style:name="T46" style:family="text">
      <style:text-properties fo:font-weight="normal" officeooo:rsid="003c8362" style:font-weight-asian="normal" style:font-weight-complex="normal"/>
    </style:style>
    <style:style style:name="T47" style:family="text">
      <style:text-properties fo:font-weight="normal" officeooo:rsid="003e9a16" style:font-weight-asian="normal" style:font-weight-complex="normal"/>
    </style:style>
    <style:style style:name="T48" style:family="text">
      <style:text-properties fo:font-weight="normal" officeooo:rsid="0044c1b5" style:font-weight-asian="normal" style:font-weight-complex="normal"/>
    </style:style>
    <style:style style:name="T49" style:family="text">
      <style:text-properties fo:font-weight="normal" officeooo:rsid="004302ef" style:font-weight-asian="normal" style:font-weight-complex="normal"/>
    </style:style>
    <style:style style:name="T50" style:family="text">
      <style:text-properties fo:font-weight="normal" officeooo:rsid="00471253" style:font-weight-asian="normal" style:font-weight-complex="normal"/>
    </style:style>
    <style:style style:name="T51" style:family="text">
      <style:text-properties fo:font-weight="normal" officeooo:rsid="0048cd16" style:font-weight-asian="normal" style:font-weight-complex="normal"/>
    </style:style>
    <style:style style:name="T52" style:family="text">
      <style:text-properties fo:font-weight="normal" officeooo:rsid="004a88a4" style:font-weight-asian="normal" style:font-weight-complex="normal"/>
    </style:style>
    <style:style style:name="T53" style:family="text">
      <style:text-properties fo:font-weight="normal" officeooo:rsid="004beee7" style:font-weight-asian="normal" style:font-weight-complex="normal"/>
    </style:style>
    <style:style style:name="T54" style:family="text">
      <style:text-properties fo:font-weight="normal" officeooo:rsid="004dac6e" style:font-weight-asian="normal" style:font-weight-complex="normal"/>
    </style:style>
    <style:style style:name="T55" style:family="text">
      <style:text-properties fo:font-weight="normal" officeooo:rsid="004ea70a" style:font-weight-asian="normal" style:font-weight-complex="normal"/>
    </style:style>
    <style:style style:name="T56" style:family="text">
      <style:text-properties fo:font-weight="normal" officeooo:rsid="00607f49" style:font-weight-asian="normal" style:font-weight-complex="normal"/>
    </style:style>
    <style:style style:name="T57" style:family="text">
      <style:text-properties fo:font-weight="normal" officeooo:rsid="00777d94" style:font-weight-asian="normal" style:font-weight-complex="normal"/>
    </style:style>
    <style:style style:name="T58" style:family="text">
      <style:text-properties fo:font-weight="normal" officeooo:rsid="00ee06de" style:font-weight-asian="normal" style:font-weight-complex="normal"/>
    </style:style>
    <style:style style:name="T59" style:family="text">
      <style:text-properties officeooo:rsid="001011a1"/>
    </style:style>
    <style:style style:name="T60" style:family="text">
      <style:text-properties officeooo:rsid="00102f77"/>
    </style:style>
    <style:style style:name="T61" style:family="text">
      <style:text-properties officeooo:rsid="0011305f"/>
    </style:style>
    <style:style style:name="T62" style:family="text">
      <style:text-properties officeooo:rsid="00177bb0"/>
    </style:style>
    <style:style style:name="T63" style:family="text">
      <style:text-properties officeooo:rsid="0022fe75"/>
    </style:style>
    <style:style style:name="T64" style:family="text">
      <style:text-properties officeooo:rsid="00268bab"/>
    </style:style>
    <style:style style:name="T65" style:family="text">
      <style:text-properties officeooo:rsid="00122177"/>
    </style:style>
    <style:style style:name="T66" style:family="text">
      <style:text-properties officeooo:rsid="00285a01"/>
    </style:style>
    <style:style style:name="T67" style:family="text">
      <style:text-properties officeooo:rsid="003bbf33"/>
    </style:style>
    <style:style style:name="T68" style:family="text">
      <style:text-properties officeooo:rsid="003c3022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9085ea"/>
    </style:style>
    <style:style style:name="T90" style:family="text">
      <style:text-properties officeooo:rsid="0090cc8d"/>
    </style:style>
    <style:style style:name="T91" style:family="text">
      <style:text-properties officeooo:rsid="007f1808"/>
    </style:style>
    <style:style style:name="T92" style:family="text">
      <style:text-properties officeooo:rsid="0097d770"/>
    </style:style>
    <style:style style:name="T93" style:family="text">
      <style:text-properties officeooo:rsid="009de386"/>
    </style:style>
    <style:style style:name="T94" style:family="text">
      <style:text-properties officeooo:rsid="00a67a51"/>
    </style:style>
    <style:style style:name="T95" style:family="text">
      <style:text-properties officeooo:rsid="00a7f67b"/>
    </style:style>
    <style:style style:name="T96" style:family="text">
      <style:text-properties officeooo:rsid="00ac2cfc"/>
    </style:style>
    <style:style style:name="T97" style:family="text">
      <style:text-properties officeooo:rsid="00b01745"/>
    </style:style>
    <style:style style:name="T98" style:family="text">
      <style:text-properties officeooo:rsid="00b2ab33"/>
    </style:style>
    <style:style style:name="T99" style:family="text">
      <style:text-properties officeooo:rsid="00b473fb"/>
    </style:style>
    <style:style style:name="T100" style:family="text">
      <style:text-properties officeooo:rsid="00b5833a"/>
    </style:style>
    <style:style style:name="T101" style:family="text">
      <style:text-properties officeooo:rsid="00b70785"/>
    </style:style>
    <style:style style:name="T102" style:family="text">
      <style:text-properties officeooo:rsid="00b79d8c"/>
    </style:style>
    <style:style style:name="T103" style:family="text">
      <style:text-properties officeooo:rsid="00b90f86"/>
    </style:style>
    <style:style style:name="T104" style:family="text">
      <style:text-properties officeooo:rsid="00ba512d"/>
    </style:style>
    <style:style style:name="T105" style:family="text">
      <style:text-properties officeooo:rsid="00bf7a4b"/>
    </style:style>
    <style:style style:name="T106" style:family="text">
      <style:text-properties officeooo:rsid="00c2d0ab"/>
    </style:style>
    <style:style style:name="T107" style:family="text">
      <style:text-properties officeooo:rsid="00c5df94"/>
    </style:style>
    <style:style style:name="T108" style:family="text">
      <style:text-properties officeooo:rsid="00c76c81"/>
    </style:style>
    <style:style style:name="T109" style:family="text">
      <style:text-properties officeooo:rsid="002080a0"/>
    </style:style>
    <style:style style:name="T110" style:family="text">
      <style:text-properties officeooo:rsid="00c96efb"/>
    </style:style>
    <style:style style:name="T111" style:family="text">
      <style:text-properties officeooo:rsid="00d9bcca"/>
    </style:style>
    <style:style style:name="T112" style:family="text">
      <style:text-properties officeooo:rsid="00dc7de4"/>
    </style:style>
    <style:style style:name="T113" style:family="text">
      <style:text-properties officeooo:rsid="00e26449"/>
    </style:style>
    <style:style style:name="T114" style:family="text">
      <style:text-properties officeooo:rsid="0037c81c"/>
    </style:style>
    <style:style style:name="T115" style:family="text">
      <style:text-properties officeooo:rsid="00e7cf88"/>
    </style:style>
    <style:style style:name="T116" style:family="text">
      <style:text-properties officeooo:rsid="00eb6c11"/>
    </style:style>
    <style:style style:name="T117" style:family="text">
      <style:text-properties officeooo:rsid="00ec68da"/>
    </style:style>
    <style:style style:name="T118" style:family="text">
      <style:text-properties officeooo:rsid="00ee9581"/>
    </style:style>
    <style:style style:name="T119" style:family="text">
      <style:text-properties officeooo:rsid="00ef317b"/>
    </style:style>
    <style:style style:name="T120" style:family="text">
      <style:text-properties officeooo:rsid="00f0de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ab/></text:p>
      <text:p text:style-name="P1"/>
      <text:p text:style-name="P1"><text:span text:style-name="T6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9" text:outline-level="1"/>
      <text:h text:style-name="P11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2">сервер для автономного сбора данных с устройств IoT и управления этими устройствами, а также</text:span> протокол взаимодействия <text:span text:style-name="T5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60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370723421252216781" text:style-name="L1">
        <text:list-item>
          <text:p text:style-name="P77">Локальный UNIX-сокет "/tmp/wliotproxyd"</text:p>
        </text:list-item>
        <text:list-item>
          <text:p text:style-name="P7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9">(далее — протокол PTP)</text:span>. Для орг<text:span text:style-name="T36">анизации взаимодействия устройств на шине дополнительно вводятся следующие правила:</text:span></text:p>
      <text:list xml:id="list5063397749579102660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0">аргументов</text:span> ответного сообщения, <text:span text:style-name="T110">в том числе в сообщениях </text:span><text:span text:style-name="T32">ok</text:span><text:span text:style-name="T110">, </text:span><text:span text:style-name="T32">err</text:span><text:span text:style-name="T110"> и </text:span><text:span text:style-name="T32">cmdata</text:span><text:span text:style-name="T110">. В сообщениях, не предполагающих ответа, таких как </text:span><text:span text:style-name="T32">info</text:span><text:span text:style-name="T110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640200699365938452" text:style-name="WW8Num3">
        <text:list-item>
          <text:p text:style-name="P61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61"><text:span text:style-name="T65">Сообщение с данными для клиента (или от клиента). Заголовок — </text:span><text:span text:style-name="T2">cmdata</text:span><text:span text:style-name="T65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802740449392872406" text:style-name="L2">
        <text:list-item>
          <text:p text:style-name="P78">Команда аутентификации. Заголовок — <text:span text:style-name="T1">authenticate</text:span>. Параметр<text:span text:style-name="T119">ы</text:span> — <text:span text:style-name="T119">имя пользователя и пароль</text:span>. Команда необходима для подключения к удаленному серверу по tcp.</text:p>
        </text:list-item>
        <text:list-item>
          <text:p text:style-name="P79">Идентификация сервер<text:span text:style-name="T94">а</text:span>. Заголовок — <text:span text:style-name="T1">identify</text:span>. Сервер возвращает уникальный идентификатор <text:span text:style-name="T75">в формате UUID</text:span> и <text:span text:style-name="T95">свое</text:span> имя.</text:p>
        </text:list-item>
      </text:list>
      <text:h text:style-name="P105" text:outline-level="2"><text:bookmark-start text:name="__RefHeading___Toc637_1510394967"/>Управление устройствами<text:bookmark-end text:name="__RefHeading___Toc637_1510394967"/></text:h>
      <text:list xml:id="list4280883565064962967" text:style-name="L3">
        <text:list-item>
          <text:p text:style-name="P62"><text:span text:style-name="T61">Перечисление всех имеющихся в системе TTY устройств. Заголовок — </text:span><text:span text:style-name="T3">list_tty</text:span><text:span text:style-name="T61">. Аргументы отсутствуют. Список устройств передается на клиент сообщениями </text:span><text:span text:style-name="T2">cmdata</text:span><text:span text:style-name="T38">, </text:span><text:span text:style-name="T37">содержащими следующие аргументы: имя порта, серийный номер, производитель, </text:span><text:span text:style-name="T45">usb vendor id (число), usb product id (число)</text:span><text:span text:style-name="T37">. </text:span><text:span text:style-name="T39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3"><text:span text:style-name="T39">И</text:span><text:span text:style-name="T36">дентификация TTY устройства. Заголовок — </text:span><text:span text:style-name="T1">indentify_tty</text:span><text:span text:style-name="T36">. Аргумент — имя порта</text:span><text:span text:style-name="T40">. В случае успешной идентификации </text:span><text:span text:style-name="T52">клиенту в ответ возвращаются </text:span><text:span text:style-name="T40">идентификатор устройства и имя устройства </text:span><text:span text:style-name="T52">(в ответном </text:span><text:span text:style-name="T13">ok</text:span><text:span text:style-name="T52"> сообщении)</text:span><text:span text:style-name="T40">.</text:span></text:p>
        </text:list-item>
        <text:list-item>
          <text:p text:style-name="P64"><text:span text:style-name="T39">И</text:span><text:span text:style-name="T40">дентификация T</text:span><text:span text:style-name="T57">CP</text:span><text:span text:style-name="T40"> устройства. Заголовок — </text:span><text:span text:style-name="T4">indentify_</text:span><text:span text:style-name="T19">tcp</text:span><text:span text:style-name="T40">. Аргумент — </text:span><text:span text:style-name="T57">IP адрес или имя хоста</text:span><text:span text:style-name="T40">. В случае успешной идентификации </text:span><text:span text:style-name="T52">клиенту в ответ возвращаются </text:span><text:span text:style-name="T40">идентификатор устройства и имя устройства </text:span><text:span text:style-name="T52">(в ответном </text:span><text:span text:style-name="T13">ok</text:span><text:span text:style-name="T52"> сообщении)</text:span><text:span text:style-name="T40">.</text:span></text:p>
        </text:list-item>
        <text:list-item>
          <text:p text:style-name="P65"><text:span text:style-name="T47">Перечисление идентифицированных устройств</text:span><text:span text:style-name="T40">. Заголовок — </text:span><text:span text:style-name="T9">list_identified</text:span><text:span text:style-name="T40">. Аргумент</text:span><text:span text:style-name="T47">ы отсутствуют</text:span><text:span text:style-name="T40">. </text:span><text:span text:style-name="T47">Н</text:span><text:span text:style-name="T40">а клиент переда</text:span><text:span text:style-name="T54">ю</text:span><text:span text:style-name="T40">тся сообщени</text:span><text:span text:style-name="T54">я</text:span><text:span text:style-name="T40"> </text:span><text:span text:style-name="T4">cmdata</text:span><text:span text:style-name="T40"> с</text:span><text:span text:style-name="T47">о следующими</text:span><text:span text:style-name="T40"> аргументами</text:span><text:span text:style-name="T47">:</text:span><text:span text:style-name="T40"> идентификатор устройства, имя устройства, </text:span><text:span text:style-name="T47">тип </text:span><text:span text:style-name="T58">устройства </text:span><text:span text:style-name="T47">(tty, tcp и т. д.), порт или сетевой адрес устройства</text:span><text:span text:style-name="T40">.</text:span></text:p>
        </text:list-item>
        <text:list-item>
          <text:p text:style-name="P66"><text:span text:style-name="T40">П</text:span><text:span text:style-name="T36">еречисление </text:span><text:span text:style-name="T43">датчиков</text:span><text:span text:style-name="T36"> устройства. Заголовок — </text:span><text:span text:style-name="T1">list_sensors</text:span><text:span text:style-name="T36">. Агрумент — идентификатор </text:span><text:span text:style-name="T44">или имя</text:span><text:span text:style-name="T36"> устройства. </text:span><text:span text:style-name="T41">Список портов передается на клиент </text:span><text:span text:style-name="T55">в ответном </text:span><text:span text:style-name="T15">ok</text:span><text:span text:style-name="T55"> сообщении</text:span><text:span text:style-name="T41">, содержащим аргумент — xml описание сенсоров.</text:span></text:p>
        </text:list-item>
        <text:list-item>
          <text:p text:style-name="P67"><text:span text:style-name="T46">Запрос описания интерфейса управления</text:span><text:span text:style-name="T41">. Заголовок — </text:span><text:span text:style-name="T5">list_</text:span><text:span text:style-name="T8">controls</text:span><text:span text:style-name="T41">. Агрумент — идентификатор </text:span><text:span text:style-name="T44">или имя</text:span><text:span text:style-name="T41"> устройства. </text:span><text:span text:style-name="T46">Описание интерфейса управления передается </text:span><text:span text:style-name="T41">на клиент </text:span><text:span text:style-name="T55">в ответном </text:span><text:span text:style-name="T15">ok</text:span><text:span text:style-name="T55"> сообщении</text:span><text:span text:style-name="T41">, содержащим аргумент — xml описание </text:span><text:span text:style-name="T46">интерфейса управления</text:span><text:span text:style-name="T41">.</text:span></text:p>
        </text:list-item>
        <text:list-item>
          <text:p text:style-name="P68"><text:span text:style-name="T36">Отправка команды устройству. Заголовок — </text:span><text:span text:style-name="T1">exec_command</text:span><text:span text:style-name="T36">. Аргументы — идентификатор </text:span><text:span text:style-name="T44">или имя</text:span><text:span text:style-name="T36"> устройства, команда, далее аргументы команды. </text:span><text:span text:style-name="T42">В случае ожидания возвращаемого значения на клиент </text:span><text:span text:style-name="T53">в аргументах сообщения </text:span><text:span text:style-name="T14">ok</text:span><text:span text:style-name="T53"> будут переданы аргументы, возвращенные устройством</text:span><text:span text:style-name="T42">.</text:span></text:p>
        </text:list-item>
        <text:list-item>
          <text:p text:style-name="P69"><text:span text:style-name="T36">Управление конфигурацией устройств. Заголовок — </text:span><text:span text:style-name="T1">devices_config</text:span><text:span text:style-name="T36">. Содержит вложенные команды. Управление конфигурацией устройств подробно описано ниже. </text:span><text:span text:style-name="T56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4"><text:span text:style-name="T56">З</text:span><text:span text:style-name="T36">апрос идентификатора устройства. Заголовок — </text:span><text:span text:style-name="T1">device_id</text:span><text:span text:style-name="T36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6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6">Управление конфигурацией устройств на сервере производится с помощью сообщения с заголовком </text:span><text:span text:style-name="T1">devices_config</text:span><text:span text:style-name="T36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5815056220777776714" text:style-name="L4">
        <text:list-item>
          <text:p text:style-name="P70"><text:span text:style-name="T36">Запрос списка фильтров tty устройств по имени порта. Команда — </text:span><text:span text:style-name="T1">get_tty_by_port_name</text:span><text:span text:style-name="T36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71"><text:span text:style-name="T36">Установка списка фильтров tty устройств по имени порта. Команда — </text:span><text:span text:style-name="T1">set_tty_by_port_name</text:span><text:span text:style-name="T36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2"><text:span text:style-name="T36">Запрос списка фильтров tty устройств по </text:span><text:span text:style-name="T48">VIP и PID USB устройства (для преобразователей USB-COM)</text:span><text:span text:style-name="T36">. Команда — </text:span><text:span text:style-name="T1">get_tty_by_</text:span><text:span text:style-name="T10">vid_pid</text:span><text:span text:style-name="T36">. Аргументы отсутствуют. Возвращает список фильтров по </text:span><text:span text:style-name="T48">VID и PID USB устройства, разделенных запятой</text:span><text:span text:style-name="T36">. </text:span><text:span text:style-name="T48">Каждый фильтр — пара VID:PID или только VID, все в нижнем регистре.</text:span><text:span text:style-name="T36"> Пример:<text:line-break/>"</text:span><text:span text:style-name="T48">1111:2222,3333,4444:5555</text:span><text:span text:style-name="T36">"</text:span></text:p>
        </text:list-item>
        <text:list-item>
          <text:p text:style-name="P71"><text:span text:style-name="T36">Установка списка фильтров tty устройств по </text:span><text:span text:style-name="T48">VIP и PID USB устройства</text:span><text:span text:style-name="T36">. Команда — </text:span><text:span text:style-name="T1">set_tty_by_</text:span><text:span text:style-name="T11">vid_pid</text:span><text:span text:style-name="T36">. Аргумент — список фильтров фильтров по </text:span><text:span text:style-name="T48">VID и PID USB устройства, разделенных запятой</text:span><text:span text:style-name="T36">.</text:span></text:p>
        </text:list-item>
        <text:list-item>
          <text:p text:style-name="P73"><text:span text:style-name="T36">Запрос списка </text:span><text:span text:style-name="T50">адресов tcp устройств</text:span><text:span text:style-name="T36">. Команда — </text:span><text:span text:style-name="T1">get_</text:span><text:span text:style-name="T12">tcp_by_address</text:span><text:span text:style-name="T36">. Аргументы отсутствуют. Возвращает список </text:span><text:span text:style-name="T50">адресов tcp устройств (IP-адрес или DNS имя хоста)</text:span><text:span text:style-name="T36">, разделенных запятой. Пример:<text:line-break/>"</text:span><text:span text:style-name="T50">192.168.1.1,example.com</text:span><text:span text:style-name="T36">"</text:span></text:p>
        </text:list-item>
        <text:list-item>
          <text:p text:style-name="P73"><text:span text:style-name="T36">Установка списка </text:span><text:span text:style-name="T50">адресов tcp устройств</text:span><text:span text:style-name="T36">. Команда — </text:span><text:span text:style-name="T1">set_t</text:span><text:span text:style-name="T12">cp_by_address</text:span><text:span text:style-name="T36">. Аргумент — список </text:span><text:span text:style-name="T50">адресов tcp устройств (IP-адрес или DNS имя хоста)</text:span><text:span text:style-name="T36">, разделенных запятой.</text:span></text:p>
        </text:list-item>
        <text:list-item>
          <text:p text:style-name="P75"><text:span text:style-name="T36">Включение/выключение автоматического поиска устройств в локальной сети. Команда <text:s text:c="3"/></text:span><text:span text:style-name="T49">— </text:span><text:span text:style-name="T1">set_detect_tcp_devices</text:span><text:span text:style-name="T36">. Аргумент — true|false или 1|0. </text:span><text:span text:style-name="T51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3">У</text:span>правление <text:span text:style-name="T71">хранилищами для данных сенсоров</text:span><text:bookmark-end text:name="__RefHeading___Toc641_1510394967"/></text:h>
      <text:list xml:id="list3590209712349839692" text:style-name="L5">
        <text:list-item>
          <text:p text:style-name="P29">Перечисление <text:span text:style-name="T64">хранилищ</text:span>. Заголовок — <text:span text:style-name="T6">list_storages</text:span><text:span text:style-name="T64">. Аргументы отсутствуют. Список хранилищ передается на клиент сообщениями </text:span><text:span text:style-name="T2">cmdata</text:span><text:span text:style-name="T65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4">датчика</text:span></text:p>
            </text:list-item>
            <text:list-item>
              <text:p text:style-name="P30"><text:span text:style-name="T111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6">датчика в базу. Заголовок — </text:span><text:span text:style-name="T7">add_</text:span><text:span text:style-name="T21">storage</text:span><text:span text:style-name="T66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6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6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7">имя или идентификатор устройства, название датчика, </text:span>название сервиса. Далее идут параметры для сервиса в формате ключ:значение. <text:span text:style-name="T96">Если параметры отсутствуют, привязка удаляется.</text:span></text:p>
        </text:list-item>
        <text:list-item>
          <text:p text:style-name="P37"><text:span text:style-name="T113">Запрос п</text:span>ривязк<text:span text:style-name="T113">и</text:span> сенсора к внешнему IoT сервису. Заголовок — <text:span text:style-name="T27">storage_</text:span><text:span text:style-name="T34">get_data_export</text:span>. Аргументы: <text:span text:style-name="T67">имя или идентификатор устройства, название датчика, </text:span>название сервиса. <text:span text:style-name="T113">Если хранилище привязано к внешнему сервису, возвращаются параметры </text:span>в формате ключ:значение, <text:span text:style-name="T113">в противном случае возвращается ошибка.</text:span></text:p>
        </text:list-item>
        <text:list-item>
          <text:p text:style-name="P38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39">Запрос списка доступных внешних сервисов для экспорта. Заголовок — <text:span text:style-name="T1">available_data_export_services</text:span>. <text:span text:style-name="T113">Возвращается список названий сервисов.</text:span></text:p>
        </text:list-item>
        <text:list-item>
          <text:p text:style-name="P38">Установка и получение атрибута хранилища. Заголовки — <text:span text:style-name="T1">storage_get_attr</text:span>, <text:span text:style-name="T1">storage_set_attr</text:span>. <text:span text:style-name="T114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0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1">Перечисление <text:span text:style-name="T89">атрибутов </text:span>сесси<text:span text:style-name="T89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89">атрибутов </text:span>сессий передается сообщениями <text:span text:style-name="T1">cmdata</text:span>, содержащими два параметра — <text:span text:style-name="T89">ключ</text:span> и <text:span text:style-name="T89">значение</text:span> <text:span text:style-name="T89">атрибута</text:span>.</text:p>
        </text:list-item>
        <text:list-item>
          <text:p text:style-name="P42"><text:span text:style-name="T90">Получения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2"><text:span text:style-name="T90">Установка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3">Создание новой сесии. Заголовок — <text:span text:style-name="T1">session_create</text:span>. <text:span text:style-name="T91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4">Запуск ручной сессии. <text:span text:style-name="T91">Заголовок — </text:span><text:span text:style-name="T24">session_</text:span><text:span text:style-name="T1">start</text:span><text:span text:style-name="T91">. Аргументы — идентификатор или имя устройства, название датчика </text:span>и <text:span text:style-name="T112">идентификатор</text:span> сессии<text:span text:style-name="T91">. </text:span>Сессия открывается на запись и начинается сбор данных.</text:p>
        </text:list-item>
        <text:list-item>
          <text:p text:style-name="P44">Остановка ручной сессии. <text:span text:style-name="T91">Заголовок — </text:span><text:span text:style-name="T24">session_</text:span><text:span text:style-name="T29">stop</text:span><text:span text:style-name="T91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5"><text:span text:style-name="T108">Удаление</text:span> сессии. <text:span text:style-name="T91">Заголовок — </text:span><text:span text:style-name="T24">session_</text:span><text:span text:style-name="T31">remove</text:span><text:span text:style-name="T91">. Аргументы — идентификатор или имя устройства, название датчика </text:span>и <text:span text:style-name="T108">идентификатор</text:span> сессии<text:span text:style-name="T91">.</text:span></text:p>
        </text:list-item>
        <text:list-item>
          <text:p text:style-name="P46"><text:span text:style-name="T93">Продолжение</text:span> ручной сессии. <text:span text:style-name="T91">Заголовок — </text:span><text:span text:style-name="T24">session_</text:span><text:span text:style-name="T30">continue</text:span><text:span text:style-name="T91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7">Запрос идентификатора открытой для записи сессии. <text:span text:style-name="T91">Заголовок — </text:span><text:span text:style-name="T24">session_</text:span><text:span text:style-name="T25">get_</text:span><text:span text:style-name="T26">write_</text:span><text:span text:style-name="T25">id</text:span><text:span text:style-name="T91">. </text:span>Аргументы — <text:span text:style-name="T91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1891807135639943723" text:style-name="L6">
        <text:list-item>
          <text:p text:style-name="P48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49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0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1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52">Запрос данных из локального хранилища <text:span text:style-name="T120">в бинарном</text:span>. Заголовок — <text:span text:style-name="T1">get_samples</text:span><text:span text:style-name="T35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35">b</text:span><text:span text:style-name="T72">).</text:span></text:p>
        </text:list-item>
        <text:list-item>
          <text:p text:style-name="P53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, <text:span text:style-name="T116">описание интерфейса управления в формате xml или json</text:span>.</text:p>
        </text:list-item>
        <text:list-item>
          <text:p text:style-name="P54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5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731136635825933718" text:style-name="L7">
        <text:list-item>
          <text:p text:style-name="P56">Идентификация устройства. Заголовок — <text:span text:style-name="T1">device_identified</text:span>. Аргументы — идентификатор <text:span text:style-name="T117">устройства,</text:span> имя устройства, <text:span text:style-name="T117">тип устройства</text:span>.</text:p>
        </text:list-item>
        <text:list-item>
          <text:p text:style-name="P56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7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4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7">Удаление хранилища для датчика — <text:span text:style-name="T1">storage_removed</text:span>. Агрументы — идентификатор <text:soft-page-break/>устройства и название датчика.</text:p>
        </text:list-item>
        <text:list-item>
          <text:p text:style-name="P58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9">Обработка команды виртуальному устройству — <text:span text:style-name="T1">vdev_command</text:span>. Первый аргумент — идентификатор вызова, второй — <text:span text:style-name="T118">идентификатор устройства, третий</text:span> — команда, 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  <text:list-item>
          <text:p text:style-name="P60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8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8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7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oft-page-break/><text:span text:style-name="T82">Свойства</text:span>:<text:bookmark-end text:name="__RefHeading___Toc1283_945740794"/></text:h>
      <text:list xml:id="list5970514839691683082" text:style-name="L8">
        <text:list-item>
          <text:p text:style-name="P80"><text:span text:style-name="T97">S</text:span>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80"><text:span text:style-name="T97">D</text:span>evices — <text:span text:style-name="T83">объект, предоставляющий доступ к списку подключенных</text:span> устройств</text:p>
        </text:list-item>
      </text:list>
      <text:h text:style-name="P107" text:outline-level="2"><text:bookmark-start text:name="__RefHeading___Toc1065_3042225372"/>Объект script.<text:span text:style-name="T98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6882120289890861096" text:style-name="L9">
        <text:list-item>
          <text:p text:style-name="P81">isOpened — возвращает true/false, в зависимости от того, открыта ли база <text:span text:style-name="T85">или нет</text:span></text:p>
        </text:list-item>
        <text:list-item>
          <text:p text:style-name="P8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2">StorageId id — идентификатор хранилища</text:p>
            </text:list-item>
          </text:list>
        </text:list-item>
        <text:list-item>
          <text:p text:style-name="P8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2">или </text:span>null в случае ошибки<text:line-break/>Параметры:</text:p>
          <text:list>
            <text:list-item>
              <text:p text:style-name="P84"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84">String deviceId — идентификатор устройства (строка в формате UUID)</text:p>
                </text:list-item>
                <text:list-item>
                  <text:p text:style-name="P85">String sensorName — <text:span text:style-name="T86">название датчика</text:span></text:p>
                </text:list-item>
                <text:list-item>
                  <text:p text:style-name="P84">String storeMode — <text:span text:style-name="T87">режим хранения данных ("continuous", "manual_sessions", "memory" или "last_n_values")</text:span></text:p>
                </text:list-item>
                <text:list-item>
                  <text:p text:style-name="P8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7">Number N — количество отсчетов для режима <text:span text:style-name="T87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5385842743970958772" text:style-name="L10">
        <text:list-item>
          <text:p text:style-name="P88">opened — выдается при открытии базы хранилищ</text:p>
        </text:list-item>
        <text:list-item>
          <text:p text:style-name="P88">closed — выдается при закрытии базы хранилищ</text:p>
        </text:list-item>
        <text:list-item>
          <text:p text:style-name="P88">storageCreated — выдается при создании нового хранилища<text:line-break/>Параметры</text:p>
          <text:list>
            <text:list-item>
              <text:p text:style-name="P83"><text:soft-page-break/>StorageId id — идентификатор хранилища</text:p>
            </text:list-item>
          </text:list>
        </text:list-item>
        <text:list-item>
          <text:p text:style-name="P88">storageRemoved — выдается при удалении хранилища<text:line-break/>Параметры</text:p>
          <text:list>
            <text:list-item>
              <text:p text:style-name="P8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9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644313800394418424" text:style-name="L11">
        <text:list-item>
          <text:p text:style-name="P89"><text:span text:style-name="T100">d</text:span>evices — <text:span text:style-name="T100">возвращает массив идентификаторов подключенных устройств (строки в формате UUID)</text:span></text:p>
        </text:list-item>
        <text:list-item>
          <text:p text:style-name="P9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9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90">registerVirtualDevice — регистрирует виртуальное устройство, <text:span text:style-name="T101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90">String id — идентификатор устройства</text:p>
            </text:list-item>
            <text:list-item>
              <text:p text:style-name="P90">String name — название устройства</text:p>
            </text:list-item>
            <text:list-item>
              <text:p text:style-name="P90">String sensorsXml — строка, содержащая xml-описание списка датчиков</text:p>
            </text:list-item>
            <text:list-item>
              <text:p text:style-name="P90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7894062417203544727" text:style-name="L12">
        <text:list-item>
          <text:p text:style-name="P91">deviceIdentified — выдается при идентификации устройства<text:line-break/>Параметры</text:p>
          <text:list>
            <text:list-item>
              <text:p text:style-name="P91">String id — идентификатор устройства</text:p>
            </text:list-item>
            <text:list-item>
              <text:p text:style-name="P91">String name — название устройства</text:p>
            </text:list-item>
          </text:list>
        </text:list-item>
        <text:list-item>
          <text:p text:style-name="P91">deviceDisconnected — выдается при отключении устройства<text:line-break/>Параметры</text:p>
          <text:list>
            <text:list-item>
              <text:p text:style-name="P9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<text:soft-page-break/>Методы<text:bookmark-end text:name="__RefHeading___Toc1297_945740794"/></text:h>
      <text:list xml:id="list3353484449616240204" text:style-name="L13">
        <text:list-item>
          <text:p text:style-name="P92">isOpened — возвращает true, если <text:span text:style-name="T106">хранилище</text:span> открыт<text:span text:style-name="T106">о</text:span></text:p>
        </text:list-item>
        <text:list-item>
          <text:p text:style-name="P93">valuesType — <text:span text:style-name="T106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2">deviceId — <text:span text:style-name="T102">возвращает </text:span>идентификатор устройства</text:p>
        </text:list-item>
        <text:list-item>
          <text:p text:style-name="P94">deviceName — возвращает название устройства</text:p>
        </text:list-item>
        <text:list-item>
          <text:p text:style-name="P94">sensorName — возвращает название датчика</text:p>
        </text:list-item>
        <text:list-item>
          <text:p text:style-name="P94">readAttribute — возвращает значение привязанного к базе атрибута<text:line-break/>Параметры</text:p>
          <text:list>
            <text:list-item>
              <text:p text:style-name="P94">String key — ключ</text:p>
            </text:list-item>
          </text:list>
        </text:list-item>
        <text:list-item>
          <text:p text:style-name="P94">valuesCount — возвращает количество записей в базе (измерений)</text:p>
        </text:list-item>
        <text:list-item>
          <text:p text:style-name="P94">valueAt — возвращает измерение — объект SensorValue<text:line-break/>Параметры</text:p>
          <text:list>
            <text:list-item>
              <text:p text:style-name="P94">index — индекс записи в базе (0-based)</text:p>
            </text:list-item>
          </text:list>
        </text:list-item>
        <text:list-item>
          <text:p text:style-name="P95">getStoreMode — возвращает тип самой базы, определяющий способ хранени<text:span text:style-name="T103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8318083320263535733" text:style-name="L14">
        <text:list-item>
          <text:p text:style-name="P96">newValueWritten — выдается, когда в базу записывается новое значение<text:line-break/>Параметры</text:p>
          <text:list>
            <text:list-item>
              <text:p text:style-name="P9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4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6676814102677598599" text:style-name="L15">
        <text:list-item>
          <text:p text:style-name="P97">isIdentified — возвращает true, если устройство идентифицировано</text:p>
        </text:list-item>
        <text:list-item>
          <text:p text:style-name="P97">id — возвращает идентификатор устройства</text:p>
        </text:list-item>
        <text:list-item>
          <text:p text:style-name="P97">name — возвращает название устройства</text:p>
        </text:list-item>
        <text:list-item>
          <text:p text:style-name="P9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7"><text:soft-page-break/>String cmd — команда устройству</text:p>
            </text:list-item>
            <text:list-item>
              <text:p text:style-name="P9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7920258057865788128" text:style-name="L16">
        <text:list-item>
          <text:p text:style-name="P9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6715701593794198234" text:style-name="L17">
        <text:list-item>
          <text:p text:style-name="P99">writeMsgFromDevice — генерирует сообщение от устройства серверу<text:line-break/>Параметры</text:p>
          <text:list>
            <text:list-item>
              <text:p text:style-name="P99">title — заголовок сообщения</text:p>
            </text:list-item>
            <text:list-item>
              <text:p text:style-name="P99">args — аргументы сообщения <text:span text:style-name="T105">(массив строк)</text:span></text:p>
            </text:list-item>
          </text:list>
        </text:list-item>
        <text:list-item>
          <text:p text:style-name="P99">writeInfo — генерирует сообщение info от устройства<text:line-break/>Параметры</text:p>
          <text:list>
            <text:list-item>
              <text:p text:style-name="P99">args — аргументы сообщения</text:p>
            </text:list-item>
          </text:list>
        </text:list-item>
        <text:list-item>
          <text:p text:style-name="P99">writeMeasurement — генерирует сообщение от устройства, содержащее измерение<text:line-break/>Параметры</text:p>
          <text:list>
            <text:list-item>
              <text:p text:style-name="P99">name — название датчика</text:p>
            </text:list-item>
            <text:list-item>
              <text:p text:style-name="P99">value — <text:span text:style-name="T107">измерение (объект SensorValue)</text:span></text:p>
            </text:list-item>
          </text:list>
        </text:list-item>
        <text:list-item>
          <text:p text:style-name="P100">setCommandCallback — устанавливает функцию-обработчик для команд устройству <text:line-break/>Параметры</text:p>
          <text:list>
            <text:list-item>
              <text:p text:style-name="P100">Function func — javascript-функция обработчик (должна принимать 2 параметра — строка-команда и массив строк — аргументы команды) <text:span text:style-name="T115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01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7462344148368240352" text:style-name="L18">
        <text:list-item>
          <text:p text:style-name="P10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<text:soft-page-break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5813590947005363014" text:style-name="L19">
        <text:list-item>
          <text:p text:style-name="P10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3">javascript тип Date)</text:span></text:p>
        </text:list-item>
        <text:list-item>
          <text:p text:style-name="P10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2-21T10:08:12.668693636</dc:date>
    <meta:editing-cycles>317</meta:editing-cycles>
    <meta:editing-duration>P13DT23H48M16S</meta:editing-duration>
    <meta:generator>LibreOffice/4.4.7.2$Linux_x86 LibreOffice_project/40$Build-2</meta:generator>
    <dc:creator>Денис  Беспалов</dc:creator>
    <meta:document-statistic meta:table-count="1" meta:image-count="0" meta:object-count="0" meta:page-count="13" meta:paragraph-count="239" meta:word-count="2679" meta:character-count="22340" meta:non-whitespace-character-count="19845"/>
  </office:meta>
</office:document-meta>
</file>